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62479166666667cm" style:use-optimal-column-width="true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5">
            <text:p>Imiona męskie nadane dzieciom urodzonym w 2017 r.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able:cell-range-source table:name="imiona_M_2017" table:last-column-spanned="2" table:last-row-spanned="670" xlink:href="C:\Users\m.radwanska\2018\Portal dane publiczne\Nadane imiona w 2017 wszystkie\imiona_M_2017.csv"/>
            <text:p>ANTONI</text:p>
          </table:table-cell>
          <table:table-cell office:value-type="string" table:style-name="ce4">
            <text:p>979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KUB</text:p>
          </table:table-cell>
          <table:table-cell office:value-type="string" table:style-name="ce4">
            <text:p>909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N</text:p>
          </table:table-cell>
          <table:table-cell office:value-type="string" table:style-name="ce4">
            <text:p>854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ZYMON</text:p>
          </table:table-cell>
          <table:table-cell office:value-type="string" table:style-name="ce4">
            <text:p>813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RANCISZEK</text:p>
          </table:table-cell>
          <table:table-cell office:value-type="string" table:style-name="ce4">
            <text:p>695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ILIP</text:p>
          </table:table-cell>
          <table:table-cell office:value-type="string" table:style-name="ce4">
            <text:p>692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EKSANDER</text:p>
          </table:table-cell>
          <table:table-cell office:value-type="string" table:style-name="ce4">
            <text:p>681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KOŁAJ</text:p>
          </table:table-cell>
          <table:table-cell office:value-type="string" table:style-name="ce4">
            <text:p>647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OJCIECH</text:p>
          </table:table-cell>
          <table:table-cell office:value-type="string" table:style-name="ce4">
            <text:p>630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CPER</text:p>
          </table:table-cell>
          <table:table-cell office:value-type="string" table:style-name="ce4">
            <text:p>59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DAM</text:p>
          </table:table-cell>
          <table:table-cell office:value-type="string" table:style-name="ce4">
            <text:p>529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CHAŁ</text:p>
          </table:table-cell>
          <table:table-cell office:value-type="string" table:style-name="ce4">
            <text:p>494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CEL</text:p>
          </table:table-cell>
          <table:table-cell office:value-type="string" table:style-name="ce4">
            <text:p>458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TANISŁAW</text:p>
          </table:table-cell>
          <table:table-cell office:value-type="string" table:style-name="ce4">
            <text:p>426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IKTOR</text:p>
          </table:table-cell>
          <table:table-cell office:value-type="string" table:style-name="ce4">
            <text:p>417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IOTR</text:p>
          </table:table-cell>
          <table:table-cell office:value-type="string" table:style-name="ce4">
            <text:p>401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GOR</text:p>
          </table:table-cell>
          <table:table-cell office:value-type="string" table:style-name="ce4">
            <text:p>377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ON</text:p>
          </table:table-cell>
          <table:table-cell office:value-type="string" table:style-name="ce4">
            <text:p>345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IKODEM</text:p>
          </table:table-cell>
          <table:table-cell office:value-type="string" table:style-name="ce4">
            <text:p>343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TEUSZ</text:p>
          </table:table-cell>
          <table:table-cell office:value-type="string" table:style-name="ce4">
            <text:p>342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ARTOSZ</text:p>
          </table:table-cell>
          <table:table-cell office:value-type="string" table:style-name="ce4">
            <text:p>322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KSYMILIAN</text:p>
          </table:table-cell>
          <table:table-cell office:value-type="string" table:style-name="ce4">
            <text:p>304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ŁOSZ</text:p>
          </table:table-cell>
          <table:table-cell office:value-type="string" table:style-name="ce4">
            <text:p>302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YMON</text:p>
          </table:table-cell>
          <table:table-cell office:value-type="string" table:style-name="ce4">
            <text:p>302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LIWIER</text:p>
          </table:table-cell>
          <table:table-cell office:value-type="string" table:style-name="ce4">
            <text:p>291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AN</text:p>
          </table:table-cell>
          <table:table-cell office:value-type="string" table:style-name="ce4">
            <text:p>290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GNACY</text:p>
          </table:table-cell>
          <table:table-cell office:value-type="string" table:style-name="ce4">
            <text:p>285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YMOTEUSZ</text:p>
          </table:table-cell>
          <table:table-cell office:value-type="string" table:style-name="ce4">
            <text:p>271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SKAR</text:p>
          </table:table-cell>
          <table:table-cell office:value-type="string" table:style-name="ce4">
            <text:p>263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AWID</text:p>
          </table:table-cell>
          <table:table-cell office:value-type="string" table:style-name="ce4">
            <text:p>251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OMASZ</text:p>
          </table:table-cell>
          <table:table-cell office:value-type="string" table:style-name="ce4">
            <text:p>230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MINIK</text:p>
          </table:table-cell>
          <table:table-cell office:value-type="string" table:style-name="ce4">
            <text:p>227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ROL</text:p>
          </table:table-cell>
          <table:table-cell office:value-type="string" table:style-name="ce4">
            <text:p>227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RZYSZTOF</text:p>
          </table:table-cell>
          <table:table-cell office:value-type="string" table:style-name="ce4">
            <text:p>220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CIEJ</text:p>
          </table:table-cell>
          <table:table-cell office:value-type="string" table:style-name="ce4">
            <text:p>217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ULIAN</text:p>
          </table:table-cell>
          <table:table-cell office:value-type="string" table:style-name="ce4">
            <text:p>217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ABIAN</text:p>
          </table:table-cell>
          <table:table-cell office:value-type="string" table:style-name="ce4">
            <text:p>208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UBERT</text:p>
          </table:table-cell>
          <table:table-cell office:value-type="string" table:style-name="ce4">
            <text:p>191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ATAN</text:p>
          </table:table-cell>
          <table:table-cell office:value-type="string" table:style-name="ce4">
            <text:p>190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ABRIEL</text:p>
          </table:table-cell>
          <table:table-cell office:value-type="string" table:style-name="ce4">
            <text:p>179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AWEŁ</text:p>
          </table:table-cell>
          <table:table-cell office:value-type="string" table:style-name="ce4">
            <text:p>169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ATRYK</text:p>
          </table:table-cell>
          <table:table-cell office:value-type="string" table:style-name="ce4">
            <text:p>153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SAWERY</text:p>
          </table:table-cell>
          <table:table-cell office:value-type="string" table:style-name="ce4">
            <text:p>148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MIL</text:p>
          </table:table-cell>
          <table:table-cell office:value-type="string" table:style-name="ce4">
            <text:p>145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ARTŁOMIEJ</text:p>
          </table:table-cell>
          <table:table-cell office:value-type="string" table:style-name="ce4">
            <text:p>136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RUNO</text:p>
          </table:table-cell>
          <table:table-cell office:value-type="string" table:style-name="ce4">
            <text:p>118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EBASTIAN</text:p>
          </table:table-cell>
          <table:table-cell office:value-type="string" table:style-name="ce4">
            <text:p>109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RYSTIAN</text:p>
          </table:table-cell>
          <table:table-cell office:value-type="string" table:style-name="ce4">
            <text:p>101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ORYS</text:p>
          </table:table-cell>
          <table:table-cell office:value-type="string" table:style-name="ce4">
            <text:p>100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LAF</text:p>
          </table:table-cell>
          <table:table-cell office:value-type="string" table:style-name="ce4">
            <text:p>98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DRIAN</text:p>
          </table:table-cell>
          <table:table-cell office:value-type="string" table:style-name="ce4">
            <text:p>95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JETAN</text:p>
          </table:table-cell>
          <table:table-cell office:value-type="string" table:style-name="ce4">
            <text:p>93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UBA</text:p>
          </table:table-cell>
          <table:table-cell office:value-type="string" table:style-name="ce4">
            <text:p>91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TUR</text:p>
          </table:table-cell>
          <table:table-cell office:value-type="string" table:style-name="ce4">
            <text:p>82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ZEGORZ</text:p>
          </table:table-cell>
          <table:table-cell office:value-type="string" table:style-name="ce4">
            <text:p>78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CIN</text:p>
          </table:table-cell>
          <table:table-cell office:value-type="string" table:style-name="ce4">
            <text:p>75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ŁAŻEJ</text:p>
          </table:table-cell>
          <table:table-cell office:value-type="string" table:style-name="ce4">
            <text:p>73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RYK</text:p>
          </table:table-cell>
          <table:table-cell office:value-type="string" table:style-name="ce4">
            <text:p>70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ANIEL</text:p>
          </table:table-cell>
          <table:table-cell office:value-type="string" table:style-name="ce4">
            <text:p>68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ŁUKASZ</text:p>
          </table:table-cell>
          <table:table-cell office:value-type="string" table:style-name="ce4">
            <text:p>68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EZARY</text:p>
          </table:table-cell>
          <table:table-cell office:value-type="string" table:style-name="ce4">
            <text:p>66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ADEUSZ</text:p>
          </table:table-cell>
          <table:table-cell office:value-type="string" table:style-name="ce4">
            <text:p>6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AMIAN</text:p>
          </table:table-cell>
          <table:table-cell office:value-type="string" table:style-name="ce4">
            <text:p>60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OBIASZ</text:p>
          </table:table-cell>
          <table:table-cell office:value-type="string" table:style-name="ce4">
            <text:p>59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ITOLD</text:p>
          </table:table-cell>
          <table:table-cell office:value-type="string" table:style-name="ce4">
            <text:p>58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AFAŁ</text:p>
          </table:table-cell>
          <table:table-cell office:value-type="string" table:style-name="ce4">
            <text:p>56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OBERT</text:p>
          </table:table-cell>
          <table:table-cell office:value-type="string" table:style-name="ce4">
            <text:p>55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RZEMYSŁAW</text:p>
          </table:table-cell>
          <table:table-cell office:value-type="string" table:style-name="ce4">
            <text:p>52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ORNEL</text:p>
          </table:table-cell>
          <table:table-cell office:value-type="string" table:style-name="ce4">
            <text:p>51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ADOSŁAW</text:p>
          </table:table-cell>
          <table:table-cell office:value-type="string" table:style-name="ce4">
            <text:p>47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LIVIER</text:p>
          </table:table-cell>
          <table:table-cell office:value-type="string" table:style-name="ce4">
            <text:p>46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ONRAD</text:p>
          </table:table-cell>
          <table:table-cell office:value-type="string" table:style-name="ce4">
            <text:p>46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MIL</text:p>
          </table:table-cell>
          <table:table-cell office:value-type="string" table:style-name="ce4">
            <text:p>45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ESZKO</text:p>
          </table:table-cell>
          <table:table-cell office:value-type="string" table:style-name="ce4">
            <text:p>45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ERZY</text:p>
          </table:table-cell>
          <table:table-cell office:value-type="string" table:style-name="ce4">
            <text:p>45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LAN</text:p>
          </table:table-cell>
          <table:table-cell office:value-type="string" table:style-name="ce4">
            <text:p>39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ENRYK</text:p>
          </table:table-cell>
          <table:table-cell office:value-type="string" table:style-name="ce4">
            <text:p>39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ATANIEL</text:p>
          </table:table-cell>
          <table:table-cell office:value-type="string" table:style-name="ce4">
            <text:p>39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EK</text:p>
          </table:table-cell>
          <table:table-cell office:value-type="string" table:style-name="ce4">
            <text:p>38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TEFAN</text:p>
          </table:table-cell>
          <table:table-cell office:value-type="string" table:style-name="ce4">
            <text:p>37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EX</text:p>
          </table:table-cell>
          <table:table-cell office:value-type="string" table:style-name="ce4">
            <text:p>35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ZIMIERZ</text:p>
          </table:table-cell>
          <table:table-cell office:value-type="string" table:style-name="ce4">
            <text:p>34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ÓZEF</text:p>
          </table:table-cell>
          <table:table-cell office:value-type="string" table:style-name="ce4">
            <text:p>34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USTAW</text:p>
          </table:table-cell>
          <table:table-cell office:value-type="string" table:style-name="ce4">
            <text:p>32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ACJAN</text:p>
          </table:table-cell>
          <table:table-cell office:value-type="string" table:style-name="ce4">
            <text:p>32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YSZARD</text:p>
          </table:table-cell>
          <table:table-cell office:value-type="string" table:style-name="ce4">
            <text:p>32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ONSTANTY</text:p>
          </table:table-cell>
          <table:table-cell office:value-type="string" table:style-name="ce4">
            <text:p>32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DRZEJ</text:p>
          </table:table-cell>
          <table:table-cell office:value-type="string" table:style-name="ce4">
            <text:p>31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EKS</text:p>
          </table:table-cell>
          <table:table-cell office:value-type="string" table:style-name="ce4">
            <text:p>31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KADIUSZ</text:p>
          </table:table-cell>
          <table:table-cell office:value-type="string" table:style-name="ce4">
            <text:p>31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RIAN</text:p>
          </table:table-cell>
          <table:table-cell office:value-type="string" table:style-name="ce4">
            <text:p>30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ONARD</text:p>
          </table:table-cell>
          <table:table-cell office:value-type="string" table:style-name="ce4">
            <text:p>29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RAJAN</text:p>
          </table:table-cell>
          <table:table-cell office:value-type="string" table:style-name="ce4">
            <text:p>29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EODOR</text:p>
          </table:table-cell>
          <table:table-cell office:value-type="string" table:style-name="ce4">
            <text:p>28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EXANDER</text:p>
          </table:table-cell>
          <table:table-cell office:value-type="string" table:style-name="ce4">
            <text:p>27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ULIUSZ</text:p>
          </table:table-cell>
          <table:table-cell office:value-type="string" table:style-name="ce4">
            <text:p>27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WO</text:p>
          </table:table-cell>
          <table:table-cell office:value-type="string" table:style-name="ce4">
            <text:p>27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CEK</text:p>
          </table:table-cell>
          <table:table-cell office:value-type="string" table:style-name="ce4">
            <text:p>27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EREMI</text:p>
          </table:table-cell>
          <table:table-cell office:value-type="string" table:style-name="ce4">
            <text:p>25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ĘDRZEJ</text:p>
          </table:table-cell>
          <table:table-cell office:value-type="string" table:style-name="ce4">
            <text:p>24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MIGIUSZ</text:p>
          </table:table-cell>
          <table:table-cell office:value-type="string" table:style-name="ce4">
            <text:p>23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ELIKS</text:p>
          </table:table-cell>
          <table:table-cell office:value-type="string" table:style-name="ce4">
            <text:p>22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BERT</text:p>
          </table:table-cell>
          <table:table-cell office:value-type="string" table:style-name="ce4">
            <text:p>20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ORBERT</text:p>
          </table:table-cell>
          <table:table-cell office:value-type="string" table:style-name="ce4">
            <text:p>19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ORDIAN</text:p>
          </table:table-cell>
          <table:table-cell office:value-type="string" table:style-name="ce4">
            <text:p>19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EWERYN</text:p>
          </table:table-cell>
          <table:table-cell office:value-type="string" table:style-name="ce4">
            <text:p>18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MUEL</text:p>
          </table:table-cell>
          <table:table-cell office:value-type="string" table:style-name="ce4">
            <text:p>17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LIVER</text:p>
          </table:table-cell>
          <table:table-cell office:value-type="string" table:style-name="ce4">
            <text:p>17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UDWIK</text:p>
          </table:table-cell>
          <table:table-cell office:value-type="string" table:style-name="ce4">
            <text:p>16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O</text:p>
          </table:table-cell>
          <table:table-cell office:value-type="string" table:style-name="ce4">
            <text:p>16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LORIAN</text:p>
          </table:table-cell>
          <table:table-cell office:value-type="string" table:style-name="ce4">
            <text:p>14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KSYM</text:p>
          </table:table-cell>
          <table:table-cell office:value-type="string" table:style-name="ce4">
            <text:p>14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YPRIAN</text:p>
          </table:table-cell>
          <table:table-cell office:value-type="string" table:style-name="ce4">
            <text:p>14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ŁADYSŁAW</text:p>
          </table:table-cell>
          <table:table-cell office:value-type="string" table:style-name="ce4">
            <text:p>14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ARIUSZ</text:p>
          </table:table-cell>
          <table:table-cell office:value-type="string" table:style-name="ce4">
            <text:p>13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UGO</text:p>
          </table:table-cell>
          <table:table-cell office:value-type="string" table:style-name="ce4">
            <text:p>13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EREMIASZ</text:p>
          </table:table-cell>
          <table:table-cell office:value-type="string" table:style-name="ce4">
            <text:p>13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UCJAN</text:p>
          </table:table-cell>
          <table:table-cell office:value-type="string" table:style-name="ce4">
            <text:p>12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RNEST</text:p>
          </table:table-cell>
          <table:table-cell office:value-type="string" table:style-name="ce4">
            <text:p>12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XIMILIAN</text:p>
          </table:table-cell>
          <table:table-cell office:value-type="string" table:style-name="ce4">
            <text:p>11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IUSZ</text:p>
          </table:table-cell>
          <table:table-cell office:value-type="string" table:style-name="ce4">
            <text:p>1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URYCY</text:p>
          </table:table-cell>
          <table:table-cell office:value-type="string" table:style-name="ce4">
            <text:p>10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ENIAMIN</text:p>
          </table:table-cell>
          <table:table-cell office:value-type="string" table:style-name="ce4">
            <text:p>10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ZCZEPAN</text:p>
          </table:table-cell>
          <table:table-cell office:value-type="string" table:style-name="ce4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EKSY</text:p>
          </table:table-cell>
          <table:table-cell office:value-type="string" table:style-name="ce4">
            <text:p>9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RYDERYK</text:p>
          </table:table-cell>
          <table:table-cell office:value-type="string" table:style-name="ce4">
            <text:p>9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ON</text:p>
          </table:table-cell>
          <table:table-cell office:value-type="string" table:style-name="ce4">
            <text:p>9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YTUS</text:p>
          </table:table-cell>
          <table:table-cell office:value-type="string" table:style-name="ce4">
            <text:p>9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CELI</text:p>
          </table:table-cell>
          <table:table-cell office:value-type="string" table:style-name="ce4">
            <text:p>9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LGIERD</text:p>
          </table:table-cell>
          <table:table-cell office:value-type="string" table:style-name="ce4">
            <text:p>8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RUNON</text:p>
          </table:table-cell>
          <table:table-cell office:value-type="string" table:style-name="ce4">
            <text:p>8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EVIN</text:p>
          </table:table-cell>
          <table:table-cell office:value-type="string" table:style-name="ce4">
            <text:p>8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KS</text:p>
          </table:table-cell>
          <table:table-cell office:value-type="string" table:style-name="ce4">
            <text:p>8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OMAN</text:p>
          </table:table-cell>
          <table:table-cell office:value-type="string" table:style-name="ce4">
            <text:p>8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DWARD</text:p>
          </table:table-cell>
          <table:table-cell office:value-type="string" table:style-name="ce4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BIGNIEW</text:p>
          </table:table-cell>
          <table:table-cell office:value-type="string" table:style-name="ce4">
            <text:p>7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ŁAWOMIR</text:p>
          </table:table-cell>
          <table:table-cell office:value-type="string" table:style-name="ce4">
            <text:p>7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AVID</text:p>
          </table:table-cell>
          <table:table-cell office:value-type="string" table:style-name="ce4">
            <text:p>7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ATHAN</text:p>
          </table:table-cell>
          <table:table-cell office:value-type="string" table:style-name="ce4">
            <text:p>7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YLWESTER</text:p>
          </table:table-cell>
          <table:table-cell office:value-type="string" table:style-name="ce4">
            <text:p>7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KTAWIAN</text:p>
          </table:table-cell>
          <table:table-cell office:value-type="string" table:style-name="ce4">
            <text:p>7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SCAR</text:p>
          </table:table-cell>
          <table:table-cell office:value-type="string" table:style-name="ce4">
            <text:p>7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TIN</text:p>
          </table:table-cell>
          <table:table-cell office:value-type="string" table:style-name="ce4">
            <text:p>6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RAYAN</text:p>
          </table:table-cell>
          <table:table-cell office:value-type="string" table:style-name="ce4">
            <text:p>6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ONATAN</text:p>
          </table:table-cell>
          <table:table-cell office:value-type="string" table:style-name="ce4">
            <text:p>6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IKOLAS</text:p>
          </table:table-cell>
          <table:table-cell office:value-type="string" table:style-name="ce4">
            <text:p>6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LIWER</text:p>
          </table:table-cell>
          <table:table-cell office:value-type="string" table:style-name="ce4">
            <text:p>6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X</text:p>
          </table:table-cell>
          <table:table-cell office:value-type="string" table:style-name="ce4">
            <text:p>6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SJAN</text:p>
          </table:table-cell>
          <table:table-cell office:value-type="string" table:style-name="ce4">
            <text:p>6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OSMA</text:p>
          </table:table-cell>
          <table:table-cell office:value-type="string" table:style-name="ce4">
            <text:p>6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SAWIER</text:p>
          </table:table-cell>
          <table:table-cell office:value-type="string" table:style-name="ce4">
            <text:p>6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RON</text:p>
          </table:table-cell>
          <table:table-cell office:value-type="string" table:style-name="ce4">
            <text:p>5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CTOR</text:p>
          </table:table-cell>
          <table:table-cell office:value-type="string" table:style-name="ce4">
            <text:p>5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NIS</text:p>
          </table:table-cell>
          <table:table-cell office:value-type="string" table:style-name="ce4">
            <text:p>5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NIEWOMIR</text:p>
          </table:table-cell>
          <table:table-cell office:value-type="string" table:style-name="ce4">
            <text:p>5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MILIAN</text:p>
          </table:table-cell>
          <table:table-cell office:value-type="string" table:style-name="ce4">
            <text:p>5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ICOLAS</text:p>
          </table:table-cell>
          <table:table-cell office:value-type="string" table:style-name="ce4">
            <text:p>5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ENJAMIN</text:p>
          </table:table-cell>
          <table:table-cell office:value-type="string" table:style-name="ce4">
            <text:p>5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ERNARD</text:p>
          </table:table-cell>
          <table:table-cell office:value-type="string" table:style-name="ce4">
            <text:p>5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OACHIM</text:p>
          </table:table-cell>
          <table:table-cell office:value-type="string" table:style-name="ce4">
            <text:p>5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IEMOWIT</text:p>
          </table:table-cell>
          <table:table-cell office:value-type="string" table:style-name="ce4">
            <text:p>5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XAVIER</text:p>
          </table:table-cell>
          <table:table-cell office:value-type="string" table:style-name="ce4">
            <text:p>4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LEG</text:p>
          </table:table-cell>
          <table:table-cell office:value-type="string" table:style-name="ce4">
            <text:p>4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ONASZ</text:p>
          </table:table-cell>
          <table:table-cell office:value-type="string" table:style-name="ce4">
            <text:p>4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NCENT</text:p>
          </table:table-cell>
          <table:table-cell office:value-type="string" table:style-name="ce4">
            <text:p>4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ROSŁAW</text:p>
          </table:table-cell>
          <table:table-cell office:value-type="string" table:style-name="ce4">
            <text:p>4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OGUSŁAW</text:p>
          </table:table-cell>
          <table:table-cell office:value-type="string" table:style-name="ce4">
            <text:p>4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SPIAN</text:p>
          </table:table-cell>
          <table:table-cell office:value-type="string" table:style-name="ce4">
            <text:p>4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ARON</text:p>
          </table:table-cell>
          <table:table-cell office:value-type="string" table:style-name="ce4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VO</text:p>
          </table:table-cell>
          <table:table-cell office:value-type="string" table:style-name="ce4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OCH</text:p>
          </table:table-cell>
          <table:table-cell office:value-type="string" table:style-name="ce4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IT</text:p>
          </table:table-cell>
          <table:table-cell office:value-type="string" table:style-name="ce4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NUSZ</text:p>
          </table:table-cell>
          <table:table-cell office:value-type="string" table:style-name="ce4">
            <text:p>3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SZEK</text:p>
          </table:table-cell>
          <table:table-cell office:value-type="string" table:style-name="ce4">
            <text:p>3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ROSŁAW</text:p>
          </table:table-cell>
          <table:table-cell office:value-type="string" table:style-name="ce4">
            <text:p>3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ERGIUSZ</text:p>
          </table:table-cell>
          <table:table-cell office:value-type="string" table:style-name="ce4">
            <text:p>3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OPOLD</text:p>
          </table:table-cell>
          <table:table-cell office:value-type="string" table:style-name="ce4">
            <text:p>3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INCENTY</text:p>
          </table:table-cell>
          <table:table-cell office:value-type="string" table:style-name="ce4">
            <text:p>3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MADEUSZ</text:p>
          </table:table-cell>
          <table:table-cell office:value-type="string" table:style-name="ce4">
            <text:p>3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OLESŁAW</text:p>
          </table:table-cell>
          <table:table-cell office:value-type="string" table:style-name="ce4">
            <text:p>3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OGDAN</text:p>
          </table:table-cell>
          <table:table-cell office:value-type="string" table:style-name="ce4">
            <text:p>3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KTOR</text:p>
          </table:table-cell>
          <table:table-cell office:value-type="string" table:style-name="ce4">
            <text:p>3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COB</text:p>
          </table:table-cell>
          <table:table-cell office:value-type="string" table:style-name="ce4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ORNELIUSZ</text:p>
          </table:table-cell>
          <table:table-cell office:value-type="string" table:style-name="ce4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K</text:p>
          </table:table-cell>
          <table:table-cell office:value-type="string" table:style-name="ce4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SPER</text:p>
          </table:table-cell>
          <table:table-cell office:value-type="string" table:style-name="ce4">
            <text:p>3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THONY</text:p>
          </table:table-cell>
          <table:table-cell office:value-type="string" table:style-name="ce4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NIEWKO</text:p>
          </table:table-cell>
          <table:table-cell office:value-type="string" table:style-name="ce4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ONARDO</text:p>
          </table:table-cell>
          <table:table-cell office:value-type="string" table:style-name="ce4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ZESŁAW</text:p>
          </table:table-cell>
          <table:table-cell office:value-type="string" table:style-name="ce4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ENEDYKT</text:p>
          </table:table-cell>
          <table:table-cell office:value-type="string" table:style-name="ce4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MANUEL</text:p>
          </table:table-cell>
          <table:table-cell office:value-type="string" table:style-name="ce4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OGUMIŁ</text:p>
          </table:table-cell>
          <table:table-cell office:value-type="string" table:style-name="ce4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RENEUSZ</text:p>
          </table:table-cell>
          <table:table-cell office:value-type="string" table:style-name="ce4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CHAEL</text:p>
          </table:table-cell>
          <table:table-cell office:value-type="string" table:style-name="ce4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LEMENS</text:p>
          </table:table-cell>
          <table:table-cell office:value-type="string" table:style-name="ce4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UCAS</text:p>
          </table:table-cell>
          <table:table-cell office:value-type="string" table:style-name="ce4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IASZ</text:p>
          </table:table-cell>
          <table:table-cell office:value-type="string" table:style-name="ce4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AM</text:p>
          </table:table-cell>
          <table:table-cell office:value-type="string" table:style-name="ce4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EWIN</text:p>
          </table:table-cell>
          <table:table-cell office:value-type="string" table:style-name="ce4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RZESIMIR</text:p>
          </table:table-cell>
          <table:table-cell office:value-type="string" table:style-name="ce4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OAH</text:p>
          </table:table-cell>
          <table:table-cell office:value-type="string" table:style-name="ce4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ACHARY</text:p>
          </table:table-cell>
          <table:table-cell office:value-type="string" table:style-name="ce4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DMUND</text:p>
          </table:table-cell>
          <table:table-cell office:value-type="string" table:style-name="ce4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UKAS</text:p>
          </table:table-cell>
          <table:table-cell office:value-type="string" table:style-name="ce4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IAN</text:p>
          </table:table-cell>
          <table:table-cell office:value-type="string" table:style-name="ce4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YGMUNT</text:p>
          </table:table-cell>
          <table:table-cell office:value-type="string" table:style-name="ce4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RANK</text:p>
          </table:table-cell>
          <table:table-cell office:value-type="string" table:style-name="ce4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NIEWOSZ</text:p>
          </table:table-cell>
          <table:table-cell office:value-type="string" table:style-name="ce4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RYSPIN</text:p>
          </table:table-cell>
          <table:table-cell office:value-type="string" table:style-name="ce4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HOMAS</text:p>
          </table:table-cell>
          <table:table-cell office:value-type="string" table:style-name="ce4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INCENT</text:p>
          </table:table-cell>
          <table:table-cell office:value-type="string" table:style-name="ce4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RONISŁAW</text:p>
          </table:table-cell>
          <table:table-cell office:value-type="string" table:style-name="ce4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RWIN</text:p>
          </table:table-cell>
          <table:table-cell office:value-type="string" table:style-name="ce4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TONIO</text:p>
          </table:table-cell>
          <table:table-cell office:value-type="string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ASTIAN</text:p>
          </table:table-cell>
          <table:table-cell office:value-type="string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RYAN</text:p>
          </table:table-cell>
          <table:table-cell office:value-type="string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LEK</text:p>
          </table:table-cell>
          <table:table-cell office:value-type="string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ADZIMIR</text:p>
          </table:table-cell>
          <table:table-cell office:value-type="string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YRYL</text:p>
          </table:table-cell>
          <table:table-cell office:value-type="string" table:style-name="ce4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ELIX</text:p>
          </table:table-cell>
          <table:table-cell office:value-type="string" table:style-name="ce4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XAWERY</text:p>
          </table:table-cell>
          <table:table-cell office:value-type="string" table:style-name="ce4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ARTEK</text:p>
          </table:table-cell>
          <table:table-cell office:value-type="string" table:style-name="ce4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RANEK</text:p>
          </table:table-cell>
          <table:table-cell office:value-type="string" table:style-name="ce4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ERARD</text:p>
          </table:table-cell>
          <table:table-cell office:value-type="string" table:style-name="ce4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WAN</text:p>
          </table:table-cell>
          <table:table-cell office:value-type="string" table:style-name="ce4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LAUDIUSZ</text:p>
          </table:table-cell>
          <table:table-cell office:value-type="string" table:style-name="ce4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W</text:p>
          </table:table-cell>
          <table:table-cell office:value-type="string" table:style-name="ce4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XYMILIAN</text:p>
          </table:table-cell>
          <table:table-cell office:value-type="string" table:style-name="ce4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ECZYSŁAW</text:p>
          </table:table-cell>
          <table:table-cell office:value-type="string" table:style-name="ce4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OLIN</text:p>
          </table:table-cell>
          <table:table-cell office:value-type="string" table:style-name="ce4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ATHANIEL</text:p>
          </table:table-cell>
          <table:table-cell office:value-type="string" table:style-name="ce4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ACHARIASZ</text:p>
          </table:table-cell>
          <table:table-cell office:value-type="string" table:style-name="ce4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TEK</text:p>
          </table:table-cell>
          <table:table-cell office:value-type="string" table:style-name="ce4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ELICJAN</text:p>
          </table:table-cell>
          <table:table-cell office:value-type="string" table:style-name="ce4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REST</text:p>
          </table:table-cell>
          <table:table-cell office:value-type="string" table:style-name="ce4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MBOR</text:p>
          </table:table-cell>
          <table:table-cell office:value-type="string" table:style-name="ce4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DGAR</text:p>
          </table:table-cell>
          <table:table-cell office:value-type="string" table:style-name="ce4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RIK</text:p>
          </table:table-cell>
          <table:table-cell office:value-type="string" table:style-name="ce4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ONATHAN</text:p>
          </table:table-cell>
          <table:table-cell office:value-type="string" table:style-name="ce4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ADOMIR</text:p>
          </table:table-cell>
          <table:table-cell office:value-type="string" table:style-name="ce4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ATOL</text:p>
          </table:table-cell>
          <table:table-cell office:value-type="string" table:style-name="ce4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IAN</text:p>
          </table:table-cell>
          <table:table-cell office:value-type="string" table:style-name="ce4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AZYLI</text:p>
          </table:table-cell>
          <table:table-cell office:value-type="string" table:style-name="ce4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IEGO</text:p>
          </table:table-cell>
          <table:table-cell office:value-type="string" table:style-name="ce4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MINIC</text:p>
          </table:table-cell>
          <table:table-cell office:value-type="string" table:style-name="ce4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YLAN</text:p>
          </table:table-cell>
          <table:table-cell office:value-type="string" table:style-name="ce4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EKTOR</text:p>
          </table:table-cell>
          <table:table-cell office:value-type="string" table:style-name="ce4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CH</text:p>
          </table:table-cell>
          <table:table-cell office:value-type="string" table:style-name="ce4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UIS</text:p>
          </table:table-cell>
          <table:table-cell office:value-type="string" table:style-name="ce4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KUS</text:p>
          </table:table-cell>
          <table:table-cell office:value-type="string" table:style-name="ce4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OEL</text:p>
          </table:table-cell>
          <table:table-cell office:value-type="string" table:style-name="ce4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EO</text:p>
          </table:table-cell>
          <table:table-cell office:value-type="string" table:style-name="ce4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OBIAS</text:p>
          </table:table-cell>
          <table:table-cell office:value-type="string" table:style-name="ce4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ILLIAM</text:p>
          </table:table-cell>
          <table:table-cell office:value-type="string" table:style-name="ce4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UGUST</text:p>
          </table:table-cell>
          <table:table-cell office:value-type="string" table:style-name="ce4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UGUSTYN</text:p>
          </table:table-cell>
          <table:table-cell office:value-type="string" table:style-name="ce4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IAS</text:p>
          </table:table-cell>
          <table:table-cell office:value-type="string" table:style-name="ce4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ENRY</text:p>
          </table:table-cell>
          <table:table-cell office:value-type="string" table:style-name="ce4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OEL</text:p>
          </table:table-cell>
          <table:table-cell office:value-type="string" table:style-name="ce4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OUIS</text:p>
          </table:table-cell>
          <table:table-cell office:value-type="string" table:style-name="ce4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UCA</text:p>
          </table:table-cell>
          <table:table-cell office:value-type="string" table:style-name="ce4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NUEL</text:p>
          </table:table-cell>
          <table:table-cell office:value-type="string" table:style-name="ce4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KE</text:p>
          </table:table-cell>
          <table:table-cell office:value-type="string" table:style-name="ce4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OE</text:p>
          </table:table-cell>
          <table:table-cell office:value-type="string" table:style-name="ce4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ATRICK</text:p>
          </table:table-cell>
          <table:table-cell office:value-type="string" table:style-name="ce4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HILIP</text:p>
          </table:table-cell>
          <table:table-cell office:value-type="string" table:style-name="ce4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IEL</text:p>
          </table:table-cell>
          <table:table-cell office:value-type="string" table:style-name="ce4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RISTIAN</text:p>
          </table:table-cell>
          <table:table-cell office:value-type="string" table:style-name="ce4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THAN</text:p>
          </table:table-cell>
          <table:table-cell office:value-type="string" table:style-name="ce4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I</text:p>
          </table:table-cell>
          <table:table-cell office:value-type="string" table:style-name="ce4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ICHOLAS</text:p>
          </table:table-cell>
          <table:table-cell office:value-type="string" table:style-name="ce4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IMON</text:p>
          </table:table-cell>
          <table:table-cell office:value-type="string" table:style-name="ce4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ALDEMAR</text:p>
          </table:table-cell>
          <table:table-cell office:value-type="string" table:style-name="ce4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OJTEK</text:p>
          </table:table-cell>
          <table:table-cell office:value-type="string" table:style-name="ce4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TON</text:p>
          </table:table-cell>
          <table:table-cell office:value-type="string" table:style-name="ce4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MIN</text:p>
          </table:table-cell>
          <table:table-cell office:value-type="string" table:style-name="ce4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ASPER</text:p>
          </table:table-cell>
          <table:table-cell office:value-type="string" table:style-name="ce4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BROMIR</text:p>
          </table:table-cell>
          <table:table-cell office:value-type="string" table:style-name="ce4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IERONIM</text:p>
          </table:table-cell>
          <table:table-cell office:value-type="string" table:style-name="ce4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J</text:p>
          </table:table-cell>
          <table:table-cell office:value-type="string" table:style-name="ce4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TTHEW</text:p>
          </table:table-cell>
          <table:table-cell office:value-type="string" table:style-name="ce4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RISTAN</text:p>
          </table:table-cell>
          <table:table-cell office:value-type="string" table:style-name="ce4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ŁODZIMIERZ</text:p>
          </table:table-cell>
          <table:table-cell office:value-type="string" table:style-name="ce4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ENON</text:p>
          </table:table-cell>
          <table:table-cell office:value-type="string" table:style-name="ce4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RIC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AN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TAN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VAN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KOB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MES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ROMIR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KARY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TEO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ICO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AUL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HILIPP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AYAN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YAN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THUR</text:p>
          </table:table-cell>
          <table:table-cell office:value-type="string" table:style-name="ce4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RAIAN</text:p>
          </table:table-cell>
          <table:table-cell office:value-type="string" table:style-name="ce4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RIAN</text:p>
          </table:table-cell>
          <table:table-cell office:value-type="string" table:style-name="ce4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RANCESCO</text:p>
          </table:table-cell>
          <table:table-cell office:value-type="string" table:style-name="ce4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USTAV</text:p>
          </table:table-cell>
          <table:table-cell office:value-type="string" table:style-name="ce4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ETER</text:p>
          </table:table-cell>
          <table:table-cell office:value-type="string" table:style-name="ce4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OMAS</text:p>
          </table:table-cell>
          <table:table-cell office:value-type="string" table:style-name="ce4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YBERIUSZ</text:p>
          </table:table-cell>
          <table:table-cell office:value-type="string" table:style-name="ce4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EK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EN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IONIZY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DWIN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ABIO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ZAAK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ORDAN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OGAN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ORENZO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CO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KO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KOLAJ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LO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AZAR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ASCAL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AFAEL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UBEN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NTIAGO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SZA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HEO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YCJAN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ILHELM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YUSUF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ESSANDRO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EXANDRE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MIR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TEM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ARLOS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ACJAN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MIR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UGENIUSZ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ARRY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SON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RISTIAN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TTEO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XIM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UHAMMAD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OLAND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TANISLAW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YRIUSZ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EOFIL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IMUR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ALTER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I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LAN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TOINE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URELIUSZ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XEL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ALTAZAR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ARLIE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AJAN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YMITR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MMANUEL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ORACY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REMA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OHN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RIM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ONEL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UBOMIR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SON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CHAL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IKO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IKOS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MIR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IMOTHY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ALENTINO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IESŁAW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YASIN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DZISŁAW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ESSIO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WIN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TEMIUSZ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ANYLO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NNIS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AWEŁ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EORGE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ERALD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ERBERT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USTIN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SAVIER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CUS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ATANAEL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IKOLAJ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LEKSANDR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LLIE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TTO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ERAFIN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IAGO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OM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TO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AWRZYNIEC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BRAHAM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KSEL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EKSANDR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DY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GELO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RANDON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RISTOPHER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AMIR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MYTRO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IOT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VAN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REDERICK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BRAHIM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NEK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EREMY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ONAS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OSHU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ILIAN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SŁAW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UCJUSZ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UDWIG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GNUS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KSIM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TTHIAS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ERT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NH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ROSLAV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IKIT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OLAN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KTAWIUSZ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AGNAR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APHAEL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ICHARD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TANLEY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HEODOR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ALENTY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YANN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YASSIN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YOUSSEF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BDUL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FRED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MBROŻY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MIN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TONY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POLONIUSZ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MANDO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OGUSZ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ORIS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OŻYDAR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RYSTIAN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ANIIL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ASTIN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NATAN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I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NZO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INN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RANCIS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RANCISCO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AEL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ASPAR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ILBERT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IOVANNI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LEB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ARRISON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ENRIK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LIAN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LIAS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CK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NUARY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SPER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OSEF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OSEPH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OZEF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UAN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RL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ONSTANTIN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ONSTANTYN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ARS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ÉON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UK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UKE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CIEK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CJAN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SSIMO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TTI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TVII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TVIY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XIME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XIMUS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XYM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GUEL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KAEL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KKO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ŁOSŁAW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LADEN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OHAMED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ADIR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IKOLAI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INO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MAR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ABLO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HILLIP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OMEO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OMUALD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IMON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MI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NTINO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SH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EAN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ERGIO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IEMOWIT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TANISLAV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EOMAN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HIAGO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IM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IMO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IMON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OMIR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ITOSŁAW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YAN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YAQOOB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ARYA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BI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EHANDRO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EJANDRO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EXANDROS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WARO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YA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MMAR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ASTAZY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DREAS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DRIJ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GEL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AM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EK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MANI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NOLD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SE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SENIUSZ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YA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SA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YA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ARNAB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ARTLOMIEJ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ENEDIKT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ELESTY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ARBEL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ARLES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RIS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ILLIA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OLLI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RISTIA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RISTIANO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AGMAR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ANIYAL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AVID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NIZ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XTER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V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USZA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DOARDO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IA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VIS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RTUĞRUL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ABIE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ILIPPO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ILIPPOS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RANCK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REDERIK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ERALT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ORDO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ÖKTÜRK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AROU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IPOLIT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DRIS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DZI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GNACIO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GNAZIO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LI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LLI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LYAS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SAAC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MI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EA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OVA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URIJ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USTY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USUF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LEB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IA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IRIL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LIMEK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OLI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SAVERY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UZEY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ATINO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ANDRO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NNY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ONID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ONIDAS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V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ÉO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VIO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JKEL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LEK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NSUR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CELI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CELO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LEY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THIAS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XIMILLIA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EHMET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CAH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CHEL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LOSZ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NH DUC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OHAMMAD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OHAMMED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UHAMMED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YKHAILO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ESTOR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ICODEM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IZAR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NUFRY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WE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ÖMER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ATRIK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EDRO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HILIPP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IETRO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IO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LATO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QUANG ANH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QUENTI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QUOC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AJMUND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AMI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APHAËL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MI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OBI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OGER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LWADOR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COTT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EBASTIANO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ELIM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ERHII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IMON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ŁAWOSZ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PENCER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TA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YMEO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ADEUS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HEODOR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HEODOROS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OMÁS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OMEK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OMIŁ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OMMY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ONY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URIEL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USTYM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TTORIO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ADIM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INICJUSZ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XAWIER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YONATA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YOUSEF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ACHAR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ACK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BYSZKO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LATA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ORIA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number-rows-repeated="1047904" table:style-name="ro2">
          <table:table-cell table:number-columns-repeated="16384"/>
        </table:table-row>
        <table:named-expressions>
          <table:named-range table:name="imiona_M_2017" table:cell-range-address="Arkusz1.$A$3:Arkusz1.$B$672" table:base-cell-address="Arkusz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dwańska Małgorzata</meta:initial-creator>
    <dc:creator>Graczyk Kinga</dc:creator>
    <meta:creation-date>2018-01-16T09:45:06Z</meta:creation-date>
    <dc:date>2018-01-16T10:49:31Z</dc:date>
  </office:meta>
</office:document-meta>
</file>